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90f0" officeooo:paragraph-rsid="000490f0"/>
    </style:style>
    <style:style style:name="P2" style:family="paragraph" style:parent-style-name="Standard" style:list-style-name="L2">
      <style:text-properties officeooo:rsid="000490f0" officeooo:paragraph-rsid="000490f0"/>
    </style:style>
    <style:style style:name="P3" style:family="paragraph" style:parent-style-name="Standard">
      <style:text-properties fo:font-style="italic" fo:font-weight="bold" officeooo:rsid="000490f0" officeooo:paragraph-rsid="000490f0" style:font-style-asian="italic" style:font-weight-asian="bold" style:font-style-complex="italic" style:font-weight-complex="bold"/>
    </style:style>
    <style:style style:name="P4" style:family="paragraph" style:parent-style-name="Standard" style:list-style-name="L1"/>
    <style:style style:name="P5" style:family="paragraph" style:parent-style-name="Standard" style:list-style-name="L2">
      <style:text-properties officeooo:paragraph-rsid="000490f0"/>
    </style:style>
    <style:style style:name="T1" style:family="text">
      <style:text-properties officeooo:rsid="000490f0"/>
    </style:style>
    <style:style style:name="T2" style:family="text">
      <style:text-properties officeooo:rsid="000532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utorial Descriptions</text:p>
      <text:list xml:id="list3865988309" text:style-name="L1">
        <text:list-item>
          <text:p text:style-name="P4">Use the Arrow-Keys, WASD Keys, or the Left Controller Stick to move and collect the points. Reach the point goal to complete the mission. <text:s/></text:p>
        </text:list-item>
        <text:list-item>
          <text:p text:style-name="P4">Avoid the Chasers (the black triangles). If you make two Chasers collide, they may destroy each other. When destroyed, they will reward points. If they reach you, you will explode, lose a life, and <text:span text:style-name="T2">lose 1000</text:span> points. Reach the point goal to win.</text:p>
        </text:list-item>
        <text:list-item>
          <text:p text:style-name="P4">Use your Pellet Cannon (Left Mouse Button/L-Bumber) to destroy your foes. You can also use your laser (Right Mouse Button/R-Bumper). The laser is more powerful but requires <text:span text:style-name="T2">a</text:span> charging and <text:span text:style-name="T2">a </text:span>cool-down time. Aim using the Mouse Cursor or the Right Control Stick. Collect points, or destroy enemies to reach the point goal.</text:p>
        </text:list-item>
        <text:list-item>
          <text:p text:style-name="P4">Shooters are stationary diamond-shaped enemies that shoot missiles at you. Eaters are large stars. They go from point to point eating them. <text:s/><text:span text:style-name="T2">Both types of enemies</text:span> are harder to kill than Chasers, but reward more points. Also, Eaters are immune to pellets, <text:span text:style-name="T2">so </text:span>you must hit them with your Laser <text:span text:style-name="T2">to kill them</text:span></text:p>
        </text:list-item>
        <text:list-item>
          <text:p text:style-name="P4">Press the E-Key, or the X Controller Button to drop a bomb. They can kill Eaters like <text:span text:style-name="T1">your laser</text:span>. But, you only have three, so use them wisely. Also, you can't shoot pellets or lasers for this one. Good Luck!</text:p>
        </text:list-item>
        <text:list-item>
          <text:p text:style-name="P4">Kill the enemies using Power-Ups! They are the glowing spinning capsules. Collect them to gain a different abilities or powers. They will appear more commonly here than usual. Have fun!</text:p>
        </text:list-item>
        <text:list-item>
          <text:p text:style-name="P4">It's now time to prove learned! Use your new knowledge to survive for three minutes! Good Luck!</text:p>
        </text:list-item>
      </text:list>
      <text:p text:style-name="P3">Mission Descriptions:</text:p>
      <text:list xml:id="list839227265" text:style-name="L2">
        <text:list-item>
          <text:p text:style-name="P5"><text:span text:style-name="T1">Survive the onslaught of the shooters. They shoot faster and are invincible. Survive for thirty seconds! Only one life, and no Power-Ups</text:span></text:p>
        </text:list-item>
        <text:list-item>
          <text:p text:style-name="P5"><text:span text:style-name="T1">Survive against those pesky Shooters again. They </text:span><text:span text:style-name="T2">still </text:span><text:span text:style-name="T1">shoot faster and are invincible. </text:span><text:span text:style-name="T2">You still o</text:span><text:span text:style-name="T1">nly one life, and no Power-Ups, </text:span><text:span text:style-name="T2">but t</text:span><text:span text:style-name="T1">his time, their missiles will be... a bit faster</text:span></text:p>
        </text:list-item>
        <text:list-item>
          <text:p text:style-name="P2">You can't move! Keep the chasers from touching you. Once you start shooting you won't stop. No bombs, no lasers</text:p>
        </text:list-item>
        <text:list-item>
          <text:p text:style-name="P2">The long awaited sequel to Meteors is here! You still can't move, but this time you only shoot once pellet per burst. Luckily, that's all that it will take to kill a chaser this time. No bombs, no Laser. Just chasers, a lot of them.</text:p>
        </text:list-item>
        <text:list-item>
          <text:p text:style-name="P2">Survive for two-hundred seconds against the small chasers</text:p>
        </text:list-item>
        <text:list-item>
          <text:p text:style-name="P2">Survive against the onslaught of the tiny Chasers for 3 minutes. You have seven lives, but don't let that fool you into thinking this will be easy. No Power-Ups allowed!</text:p>
        </text:list-item>
        <text:list-item>
          <text:p text:style-name="P2">Survive for thirty minutes without life-extending Power-Ups (OverShield, One-Up). Get as many points as possible. </text:p>
        </text:list-item>
      </text:list>
      <text:p text:style-name="P1"/>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6T09:45:43.478441281</meta:creation-date>
    <dc:date>2022-06-06T13:18:11.167633564</dc:date>
    <meta:editing-duration>PT2H31M17S</meta:editing-duration>
    <meta:editing-cycles>2</meta:editing-cycles>
    <meta:generator>LibreOffice/6.4.7.2$Linux_X86_64 LibreOffice_project/40$Build-2</meta:generator>
    <meta:document-statistic meta:table-count="0" meta:image-count="0" meta:object-count="0" meta:page-count="1" meta:paragraph-count="16" meta:word-count="449" meta:character-count="2569" meta:non-whitespace-character-count="2146"/>
  </office:meta>
</office:document-meta>
</file>